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cessController.itemRemoved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ccessController.setupAccreditableManager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AccessController.getAccreditab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authenticate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ccessController.hasValidIdentity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ccessController.setupAuthorizers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AccessController.setupAuthent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saveRoles( Request request , Role [ ] ro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AccessController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setupIdentity( 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AccessController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AccessController.itemAdded(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ccessController.getAuthent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dispo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ccessController.getAuthoriz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ccessController.get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configureOrParameterize( Component component ,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AccessController.ownsIdenity( Identity id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hasAuthoriz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setupPolicyManager(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AccessController.authorize( 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AccessControlle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cessController.resolveRoles( 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